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fo:language="en" fo:country="none"/>
    </style:style>
    <style:style style:name="P2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00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ast</text:h>
      <text:p text:style-name="P1">This component is a east region. The default class of CSS is specified "layout-region-east".</text:p>
      <text:p text:style-name="Text_20_body_20_indent"/>
      <text:p text:style-name="P2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3" text:outline-level="4">Class Name</text:h>
      <text:p text:style-name="P4"><text:span text:style-name="T1">org.zkoss.zkex.zul.East</text:span></text:p>
      <text:h text:style-name="P5" text:outline-level="4">Supported Child Components</text:h>
      <text:p text:style-name="Text_20_body_20_indent_20_2">*NONE</text:p>
      <text:h text:style-name="P5" text:outline-level="4">Supported Events<text:tab/>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7">size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T7">java.lang.String</text:span></text:p>
          </table:table-cell>
          <table:table-cell table:style-name="Table1.D2" office:value-type="string">
            <text:p text:style-name="P7"><text:span text:style-name="T8">null</text:span></text:p>
          </table:table-cell>
        </table:table-row>
      </table:table>
      <text:p text:style-name="P12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T9">java.lang.String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<text:a xlink:type="simple" xlink:href="../LayoutRegion.xml"><text:span text:style-name="T10">org.zkoss.zkex.zul.LayoutRegion </text:span></text:a></text:p>
          </table:table-cell>
        </table:table-row>
        <table:table-row table:style-name="Table2.2">
          <table:table-cell table:style-name="Table2.A2" office:value-type="string">
            <text:p text:style-name="P13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8:10</dc:date>
    <dc:language>en-US</dc:language>
    <meta:editing-cycles>95</meta:editing-cycles>
    <meta:editing-duration>PT4H33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8"/>
  </office:meta>
</office:document-meta>
</file>